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1" svg:font-family="Arial, Helvetica, sans-serif"/>
    <style:font-face style:name="Mangal1" svg:font-family="Mangal"/>
    <style:font-face style:name="Open Sans" svg:font-family="'Open Sans', sans-serif"/>
    <style:font-face style:name="OpenSymbol" svg:font-family="OpenSymbol"/>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style:font-name="Times New Roman" fo:font-size="11pt" fo:font-style="italic" style:font-size-asian="11pt" style:font-style-asian="italic" style:font-size-complex="11pt" style:font-style-complex="italic"/>
    </style:style>
    <style:style style:name="P3" style:family="paragraph" style:parent-style-name="Standard">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Standard" style:list-style-name="L5">
      <style:text-properties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text-properties fo:font-size="11pt" style:font-size-asian="11pt" style:font-size-complex="11pt"/>
    </style:style>
    <style:style style:name="P7" style:family="paragraph" style:parent-style-name="Standard" style:list-style-name="L2">
      <style:text-properties fo:font-size="11pt" style:font-size-asian="11pt" style:font-size-complex="11pt"/>
    </style:style>
    <style:style style:name="P8" style:family="paragraph" style:parent-style-name="Standard" style:list-style-name="L4">
      <style:text-properties fo:font-size="11pt" style:font-size-asian="11pt" style:font-size-complex="11pt"/>
    </style:style>
    <style:style style:name="P9" style:family="paragraph" style:parent-style-name="Standard">
      <style:text-properties style:font-name="Arial" fo:font-size="11pt" fo:font-style="italic"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variant="normal" fo:text-transform="none" fo:color="#000000" style:font-name="Times New Roman" fo:font-size="12pt" fo:letter-spacing="normal" fo:font-style="normal" fo:font-weight="bold" style:font-weight-asian="bold" style:font-weight-complex="bold"/>
    </style:style>
    <style:style style:name="T6" style:family="text">
      <style:text-properties fo:font-variant="normal" fo:text-transform="none" fo:color="#000000" style:font-name="Times New Roman" fo:font-size="12pt" fo:letter-spacing="normal" fo:font-style="italic" fo:font-weight="normal" style:font-style-asian="italic" style:font-weight-asian="normal" style:font-style-complex="italic" style:font-weight-complex="normal"/>
    </style:style>
    <style:style style:name="T7" style:family="text">
      <style:text-properties fo:font-variant="normal" fo:text-transform="none" fo:color="#000000" style:font-name="Times New Roman" fo:font-size="12pt" fo:letter-spacing="normal" fo:font-style="italic" fo:font-weight="normal" style:font-style-asian="italic" style:font-weight-asian="bold" style:font-style-complex="italic" style:font-weight-complex="bold"/>
    </style:style>
    <style:style style:name="T8" style:family="text">
      <style:text-properties fo:font-variant="normal" fo:text-transform="none" fo:color="#000000" style:font-name="Times New Roman" fo:font-size="12pt" fo:letter-spacing="normal"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9" style:family="text">
      <style:text-properties fo:font-variant="normal" fo:text-transform="none" fo:color="#000000" style:font-name="Times New Roman" fo:letter-spacing="normal" fo:font-style="normal" fo:font-weight="bold" style:font-weight-asian="bold" style:font-weight-complex="bold"/>
    </style:style>
    <style:style style:name="T10" style:family="text">
      <style:text-properties fo:font-variant="normal" fo:text-transform="none" fo:color="#000000" style:font-name="Times New Roman"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style:font-name="Times New Roman" fo:letter-spacing="normal" fo:font-style="italic" fo:font-weight="normal" style:font-style-asian="italic" style:font-weight-asian="bold" style:font-style-complex="italic" style:font-weight-complex="bold"/>
    </style:style>
    <style:style style:name="T12" style:family="text">
      <style:text-properties fo:font-variant="normal" fo:text-transform="none" fo:color="#000000" style:font-name="Times New Roman"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4" style:family="text">
      <style:text-properties fo:font-variant="normal" fo:text-transform="none" fo:color="#0000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5" style:family="text">
      <style:text-properties fo:font-variant="normal" fo:text-transform="none" fo:color="#000000" style:font-name="Times New Roman" fo:font-size="11pt" fo:letter-spacing="normal" fo:font-style="italic" fo:font-weight="normal" style:font-size-asian="11pt" style:font-style-asian="italic" style:font-weight-asian="bold" style:font-size-complex="11pt" style:font-style-complex="italic" style:font-weight-complex="bold"/>
    </style:style>
    <style:style style:name="T16" style:family="text">
      <style:text-properties fo:font-variant="normal" fo:text-transform="none" fo:color="#000000" style:font-name="Arial1" fo:font-size="11.25pt" fo:letter-spacing="normal" fo:font-style="normal" fo:font-weight="normal"/>
    </style:style>
    <style:style style:name="T17" style:family="text">
      <style:text-properties fo:font-variant="normal" fo:text-transform="none" fo:color="#000000" style:font-name="Arial1" fo:font-size="11.25pt" fo:letter-spacing="normal" fo:font-style="normal" fo:font-weight="normal" style:font-weight-asian="normal" style:font-weight-complex="normal"/>
    </style:style>
    <style:style style:name="T18" style:family="text">
      <style:text-properties fo:font-variant="normal" fo:text-transform="none" fo:color="#000000" style:font-name="Arial1" fo:font-size="11.25pt" fo:letter-spacing="normal" fo:font-style="normal" style:text-underline-style="none" fo:font-weight="normal"/>
    </style:style>
    <style:style style:name="T19" style:family="text">
      <style:text-properties fo:font-variant="normal" fo:text-transform="none" fo:color="#000000" style:font-name="Arial1" fo:font-size="11.25pt" fo:letter-spacing="normal"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000000" style:font-name="Arial1" fo:font-size="11.25pt" fo:letter-spacing="normal" fo:font-style="normal" style:text-underline-style="none" fo:font-weight="normal" style:font-weight-asian="normal" style:font-weight-complex="normal"/>
    </style:style>
    <style:style style:name="T21" style:family="text">
      <style:text-properties fo:font-variant="normal" fo:text-transform="none" fo:color="#000000" style:font-name="Arial1" fo:letter-spacing="normal" fo:font-style="normal" fo:font-weight="normal"/>
    </style:style>
    <style:style style:name="T22" style:family="text">
      <style:text-properties fo:font-variant="normal" fo:text-transform="none" fo:color="#000000" style:font-name="Arial1" fo:letter-spacing="normal" fo:font-style="normal" fo:font-weight="normal" style:font-weight-asian="normal" style:font-weight-complex="normal"/>
    </style:style>
    <style:style style:name="T23" style:family="text">
      <style:text-properties fo:font-variant="normal" fo:text-transform="none" fo:color="#000000" style:font-name="Arial1" fo:letter-spacing="normal" fo:font-style="normal" style:text-underline-style="none" fo:font-weight="normal"/>
    </style:style>
    <style:style style:name="T24" style:family="text">
      <style:text-properties fo:font-variant="normal" fo:text-transform="none" fo:color="#000000" style:font-name="Arial1" fo:letter-spacing="normal"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000000" style:font-name="Arial1" fo:letter-spacing="normal" fo:font-style="normal" style:text-underline-style="none" fo:font-weight="normal" style:font-weight-asian="normal" style:font-weight-complex="normal"/>
    </style:style>
    <style:style style:name="T26" style:family="text">
      <style:text-properties fo:font-variant="normal" fo:text-transform="none" fo:color="#000000" fo:letter-spacing="normal" fo:font-style="normal" fo:font-weight="normal"/>
    </style:style>
    <style:style style:name="T27" style:family="text">
      <style:text-properties fo:font-style="normal"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tyle="italic" fo:font-weight="bold" style:font-style-asian="italic" style:font-weight-asian="bold" style:font-style-complex="italic" style:font-weight-complex="bold"/>
    </style:style>
    <style:style style:name="T30" style:family="text">
      <style:text-properties style:font-name="Times New Roman" fo:font-style="italic" style:font-style-asian="italic" style:font-style-complex="italic"/>
    </style:style>
    <style:style style:name="T31" style:family="text">
      <style:text-properties style:font-name="Times New Roman" fo:font-style="italic" fo:font-weight="normal" style:font-style-asian="italic" style:font-weight-asian="normal" style:font-style-complex="italic" style:font-weight-complex="normal"/>
    </style:style>
    <style:style style:name="T32" style:family="text">
      <style:text-properties style:font-name="Times New Roman" fo:font-style="italic" style:text-underline-style="none" fo:font-weight="normal" style:font-style-asian="italic" style:font-weight-asian="normal" style:font-style-complex="italic" style:font-weight-complex="normal"/>
    </style:style>
    <style:style style:name="T33"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4" style:family="text">
      <style:text-properties style:font-name="Times New Roman" style:text-underline-style="solid" style:text-underline-width="auto" style:text-underline-color="font-color" fo:font-weight="normal" style:font-weight-asian="normal" style:font-weight-complex="normal"/>
    </style:style>
    <style:style style:name="T35"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sary with the group</text:p>
      <text:p text:style-name="P6"><text:span text:style-name="T1">Sign of the Cross</text:span></text:p>
      <text:p text:style-name="P6"><text:span text:style-name="T3">In the name of the Father and the Son and the Holy Spirit</text:span></text:p>
      <text:p text:style-name="P6"><text:span text:style-name="T1">Intentions</text:span></text:p>
      <text:list xml:id="list8296633892320246969" text:style-name="L2">
        <text:list-item>
          <text:p text:style-name="P7">Give thanks, ask, praise</text:p>
        </text:list-item>
      </text:list>
      <text:list xml:id="list6927686962237666453" text:style-name="L4">
        <text:list-item>
          <text:p text:style-name="P8"><text:span text:style-name="T2">Pray for the intentions in the group chat</text:span></text:p>
        </text:list-item>
        <text:list-item>
          <text:p text:style-name="P8"><text:span text:style-name="T2">When in silence ask: </text:span><text:span text:style-name="T4">Anyone</text:span><text:span text:style-name="T3"> else?</text:span></text:p>
        </text:list-item>
      </text:list>
      <text:list xml:id="list4918325977721567466" text:style-name="L5">
        <text:list-item>
          <text:p text:style-name="P5"><text:span text:style-name="T27">Conclude with:</text:span> For all these intentions and those that we hold in the silence of our hearts.</text:p>
        </text:list-item>
      </text:list>
      <text:p text:style-name="Standard"><text:span text:style-name="Strong_20_Emphasis"><text:span text:style-name="T13">The Apostles' Creed</text:span></text:span></text:p>
      <text:p text:style-name="Standard"><text:span text:style-name="Strong_20_Emphasis"><text:span text:style-name="T14">I believe in God</text:span></text:span><text:span text:style-name="T14">, the Father</text:span><text:span text:style-name="T15"> Almighty, Creator of Heaven and earth; </text:span><text:span text:style-name="T35"><text:line-break/></text:span><text:span text:style-name="T15">and in Jesus Christ, His only Son Our Lord, </text:span><text:span text:style-name="T35"><text:line-break/></text:span><text:span text:style-name="T15">Who was conceived by the Holy Spirit, born of the Virgin Mary, suffered under Pontius Pilate, was crucified, died, and was buried. </text:span><text:span text:style-name="T35"><text:line-break/></text:span><text:span text:style-name="T15">He descended into Hell; the third day He rose again from the dead; </text:span><text:span text:style-name="T35"><text:line-break/></text:span><text:span text:style-name="T15">He ascended into Heaven, and sitteth at the right hand of God, the Father almighty; from thence He shall come to judge the living and the dead. </text:span></text:p>
      <text:p text:style-name="P6"><text:span text:style-name="T29"/></text:p>
      <text:p text:style-name="P6"><text:span text:style-name="T11">I believe in the Holy Spirit, the holy Catholic Church, the communion of saints, the forgiveness of sins, the resurrection of the body and life everlasting. </text:span><text:span text:style-name="T29"><text:line-break/></text:span><text:span text:style-name="T11">Amen.</text:span><text:span text:style-name="T29"> </text:span></text:p>
      <text:p text:style-name="P2"/>
      <text:p text:style-name="P3">For our Pope Francis and his intentions.</text:p>
      <text:p text:style-name="P2"/>
      <text:p text:style-name="P2"><text:span text:style-name="T1">Our Father,</text:span> Who art in heaven, </text:p>
      <text:p text:style-name="P2">Hallowed be Thy Name. </text:p>
      <text:p text:style-name="P2">Thy Kingdom come. </text:p>
      <text:p text:style-name="P2">Thy Will be done, </text:p>
      <text:p text:style-name="P2">on earth as it is in Heaven.</text:p>
      <text:p text:style-name="P2"/>
      <text:p text:style-name="P2">Give us this day our daily bread. </text:p>
      <text:p text:style-name="P2">And forgive us our trespasses, </text:p>
      <text:p text:style-name="P2">as we forgive those who trespass against us. </text:p>
      <text:p text:style-name="P2">And lead us not into temptation, </text:p>
      <text:p text:style-name="P2">but deliver us from evil. Amen.</text:p>
      <text:p text:style-name="P2"/>
      <text:p text:style-name="P3">For an increase in hope, faith and charity.</text:p>
      <text:p text:style-name="P2"/>
      <text:p text:style-name="P3">Hail Mary, </text:p>
      <text:p text:style-name="P2">Full of Grace, </text:p>
      <text:p text:style-name="P2">The Lord is with thee. </text:p>
      <text:p text:style-name="P2">Blessed art thou among women, </text:p>
      <text:p text:style-name="P2">and blessed is the fruit</text:p>
      <text:p text:style-name="P2">of thy womb, Jesus. </text:p>
      <text:p text:style-name="P2"/>
      <text:p text:style-name="P2">Holy Mary, </text:p>
      <text:p text:style-name="P2">Mother of God, </text:p>
      <text:p text:style-name="P2">pray for us sinners now, </text:p>
      <text:p text:style-name="P2">and at the hour of our death.</text:p>
      <text:p text:style-name="P2"/>
      <text:p text:style-name="P2"><text:span text:style-name="T1">Glory be</text:span> to the Father, and to the Son, and to the Holy Spirit. As it was in the beginning, is now, and ever shall be, world without end. Amen.</text:p>
      <text:p text:style-name="P2"/>
      <text:p text:style-name="P2"><text:span text:style-name="T1">María Madre de gracia</text:span>, Madre de piedad y misericordia.</text:p>
      <text:p text:style-name="P2"/>
      <text:p text:style-name="P2">En la vida y en la muerte ampàranos gran Señora.</text:p>
      <text:p text:style-name="P2"/>
      <text:p text:style-name="P2"><text:span text:style-name="T1">O my Jesus</text:span>, forgive us our sins, save us from the fire of hell, lead all souls to heaven, especially those who are in most need of Thy mercy.</text:p>
      <text:p text:style-name="P2"/>
      <text:p text:style-name="P3">Today we pray...</text:p>
      <text:p text:style-name="P2"/>
      <text:p text:style-name="P3">The Joyful Mysteries</text:p>
      <text:p text:style-name="P2">(<text:span text:style-name="T1">Mondays</text:span> and <text:span text:style-name="T1">Saturdays</text:span>, may be said on <text:span text:style-name="T1">Sundays during Advent and Christmas</text:span>):</text:p>
      <text:p text:style-name="P2"/>
      <text:p text:style-name="P2">1. The <text:span text:style-name="T1">Annunciation</text:span> – <text:span text:style-name="T36">Humility</text:span></text:p>
      <text:p text:style-name="P9"><text:span text:style-name="T26">And when the angel had come to her, he said, "Hail, full of grace, the Lord is with thee. Blessed art thou among women." (Luke 1:28)</text:span> </text:p>
      <text:p text:style-name="P2">2. The <text:span text:style-name="T1">Visitation</text:span> – <text:span text:style-name="T36">Love of neighbor</text:span></text:p>
      <text:p text:style-name="P2"><text:span text:style-name="T21">Elizabeth was filled with the Holy Spirit and cried out in a loud voice: "Blest are you among women and blest is the fruit of your womb." (Luke 1:41-42)</text:span> </text:p>
      <text:p text:style-name="P2">3. The <text:span text:style-name="T1">Nativity</text:span> - <text:span text:style-name="T36">Poverty</text:span></text:p>
      <text:p text:style-name="P2"><text:span text:style-name="T21">She gave birth to her first-born Son and wrapped Him in swaddling clothes and laid Him in a manger, because there was no room for them in the place where travelers lodged. (Luke 2:7)</text:span> </text:p>
      <text:p text:style-name="P2">4. The <text:span text:style-name="T1">Presentation</text:span> - <text:span text:style-name="T36">Obedience</text:span></text:p>
      <text:p text:style-name="P2"><text:span text:style-name="T21">When the day came to purify them according to the law of Moses, the couple brought Him up to Jerusalem so that He could be presented to the Lord, for it is written in the law of the Lord, "Every first-born male shall be consecrated to the Lord." </text:span></text:p>
      <text:p text:style-name="P2"><text:span text:style-name="T21">(Luke 2:22-23)</text:span> </text:p>
      <text:p text:style-name="P2">5. The <text:span text:style-name="T1">Finding of Jesus</text:span> in the Temple – <text:span text:style-name="T36">Joy in finding Jesus</text:span></text:p>
      <text:p text:style-name="P2"><text:span text:style-name="T21">On the third day they came upon Him in the temple sitting in the midst of the teachers, listening to them and asking them questions.</text:span><text:line-break/><text:span text:style-name="T21">(Luke 2:46)</text:span> </text:p>
      <text:p text:style-name="P2"/>
      <text:p text:style-name="P3">The Sorrowful Mysteries</text:p>
      <text:p text:style-name="P2">(<text:span text:style-name="T1">Tuesdays</text:span> and <text:span text:style-name="T1">Fridays</text:span>, may be said on <text:span text:style-name="T1">Sundays during Lent</text:span> ):</text:p>
      <text:p text:style-name="P6"><text:span text:style-name="T30"/></text:p>
      <text:p text:style-name="P6"><text:span text:style-name="T30">1. The </text:span><text:span text:style-name="T29">Agony in the Garden</text:span><text:span text:style-name="T31"> - </text:span><text:span text:style-name="T12">Sorrow for Sin</text:span><text:span text:style-name="T34"> </text:span></text:p>
      <text:p text:style-name="P2"><text:span text:style-name="T21">In His anguish He prayed with all the greater intensity, and His sweat became like drops of blood falling to the ground. Then He rose from prayer and came to His disciples, only to find them asleep, exhausted with grief.</text:span><text:line-break/><text:span text:style-name="T21">(Luke 22:44-45)</text:span> </text:p>
      <text:p text:style-name="P2">2. The <text:span text:style-name="T1">Scourging at the Pillar</text:span> - <text:span text:style-name="T36">Purity</text:span></text:p>
      <text:p text:style-name="P2"><text:span text:style-name="T21">Pilate's next move was to take Jesus and have Him scourged.</text:span><text:line-break/><text:span text:style-name="T21">(John 19:1)</text:span> </text:p>
      <text:p text:style-name="P2">3. The <text:span text:style-name="T1">Crowning with Thorns</text:span> - <text:span text:style-name="T36">Courage</text:span></text:p>
      <text:p text:style-name="P2"><text:span text:style-name="T21">They stripped off His clothes and wrapped Him in a scarlet military cloak. Weaving a crown out of thorns they fixed it on His head, and stuck a reed in His right hand</text:span><text:line-break/><text:span text:style-name="T21">(Matthew 27:28-29)</text:span> </text:p>
      <text:p text:style-name="P2">4. The <text:span text:style-name="T1">Carrying of the Cross</text:span> – <text:span text:style-name="T36">Patience</text:span></text:p>
      <text:p text:style-name="P2"><text:span text:style-name="T21">... carrying the cross by Himself, He went out to what is called the Place of the Skull (in Hebrew, Golgotha). (John 19:17)</text:span> </text:p>
      <text:p text:style-name="P2">5. The <text:span text:style-name="T1">Crucifixion</text:span><text:span text:style-name="T2"> – </text:span><text:span text:style-name="T37">Perseverance</text:span></text:p>
      <text:p text:style-name="P2"><text:span text:style-name="T22">Jesus uttered a loud cry and said, "Father, into Your hands I commend My spirit." After He said this, He expired. </text:span><text:span text:style-name="T22">(Luke 23:46)</text:span><text:span text:style-name="T2"> </text:span></text:p>
      <text:p text:style-name="P2"/>
      <text:p text:style-name="P3">The Glorious Mysteries</text:p>
      <text:p text:style-name="P2">(<text:span text:style-name="T1">Wednesdays</text:span> and <text:span text:style-name="T1">Sundays</text:span>):</text:p>
      <text:p text:style-name="P2"/>
      <text:p text:style-name="P2">1. The <text:span text:style-name="T1">Resurrection </text:span>- <text:span text:style-name="T36">Faith</text:span></text:p>
      <text:p text:style-name="P2"><text:span text:style-name="T23">You need not be amazed! You are looking for Jesus of Nazareth, the one who was crucified. He has been raised up; He is not here. See the place where they laid Him. </text:span><text:span text:style-name="T23">(Mark 16:6)</text:span><text:span text:style-name="T38"> </text:span></text:p>
      <text:p text:style-name="P2">2. The <text:span text:style-name="T1">Ascension</text:span> - <text:span text:style-name="T36">Hope</text:span></text:p>
      <text:p text:style-name="P2"><text:span text:style-name="T21">Then, after speaking to them, the Lord Jesus was taken up into Heaven and took His seat at God's right hand. (Mark 16:19)</text:span> </text:p>
      <text:p text:style-name="P2">3. The <text:span text:style-name="T1">Descent of the Holy Spirit</text:span> – <text:span text:style-name="T36">Love of God</text:span></text:p>
      <text:p text:style-name="P2"><text:span text:style-name="T21">All were filled with the Holy Spirit. They began to express themselves in foreign tongues and make bold proclamation as the Spirit prompted them. </text:span></text:p>
      <text:p text:style-name="P2"><text:soft-page-break/><text:span text:style-name="T21">(Acts 2:4)</text:span> </text:p>
      <text:p text:style-name="P2">4. The <text:span text:style-name="T1">Assumption</text:span> of the Blessed Virgin Mary – <text:span text:style-name="T36">Grace of a happy death</text:span></text:p>
      <text:p text:style-name="P2"><text:span text:style-name="T23">You are the glory of Jerusalem … you are the splendid boast of our people … God is pleased with what you have wrought. May you be blessed by the Lord Almighty forever and ever. </text:span><text:span text:style-name="T23">(Judith 15:9-10)</text:span><text:span text:style-name="T38"> </text:span></text:p>
      <text:p text:style-name="P2">5. The <text:span text:style-name="T1">Coronation</text:span> of the Blessed Virgin Mary – <text:span text:style-name="T36">Trust in Mary's intercession</text:span></text:p>
      <text:p text:style-name="P2"><text:span text:style-name="T21">A great sign appeared in the sky, a woman clothed with the sun, with the moon under her feet, and on her head a crown of twelve stars. (Revelation 12:1)</text:span> </text:p>
      <text:p text:style-name="P2"/>
      <text:p text:style-name="P3">The Luminous Mysteries</text:p>
      <text:p text:style-name="P2">(<text:span text:style-name="T1">Thursdays</text:span>):</text:p>
      <text:p text:style-name="P2"/>
      <text:p text:style-name="P2">1. The <text:span text:style-name="T1">Baptism</text:span> in the Jordan – <text:span text:style-name="T36">Openness to the Holy Spirit</text:span></text:p>
      <text:p text:style-name="P2"><text:span text:style-name="T21">And when Jesus was baptized, … the heavens were opened and He saw the Spirit of God descending like a dove, and alighting on Him, and lo, a voice from heaven, saying "this is My beloved Son," with whom I am well pleased."</text:span><text:line-break/><text:span text:style-name="T21">(Matthew 3:16-17)</text:span> </text:p>
      <text:p text:style-name="P2">2. The <text:span text:style-name="T1">Wedding</text:span> at Cana – <text:span text:style-name="T36">To Jesus through Mary</text:span></text:p>
      <text:p text:style-name="P2"><text:span text:style-name="T21">His mother said to the servants, "Do whatever He tells you." ... Jesus said to them, "Fill the jars with water." And they filled them up to the brim. (John 2:5-7)</text:span> </text:p>
      <text:p text:style-name="P2">3. <text:span text:style-name="T1">Proclamation of the Kingdom</text:span><text:span text:style-name="T2"> - </text:span><text:span text:style-name="T37">Repentance and trust in God</text:span></text:p>
      <text:p text:style-name="P2"><text:span text:style-name="T21">"And preach as you go, saying, 'The kingdom of heaven is at hand.' Heal the sick, raise the dead, cleanse lepers, cast out demons. You received without pay, give without pay."</text:span><text:line-break/><text:span text:style-name="T21">(Matthew 10:7-8)</text:span> </text:p>
      <text:p text:style-name="P2">4. The <text:span text:style-name="T1">Transfiguration</text:span><text:span text:style-name="T2"> – </text:span><text:span text:style-name="T37">Desire for Holiness</text:span></text:p>
      <text:p text:style-name="P2"><text:span text:style-name="T24">And as He was praying, the appearance of His countenance was altered and His raiment become dazzling white. And a voice came out of the cloud saying, "This is My Son, My chosen; listen to Him!"</text:span><text:span text:style-name="T28"><text:line-break/></text:span><text:span text:style-name="T24">(Luke 9:29, 35)</text:span><text:span text:style-name="T28"> </text:span></text:p>
      <text:p text:style-name="P2">5. Institution of the <text:span text:style-name="T1">Eucharist</text:span><text:span text:style-name="T2"> – </text:span><text:span text:style-name="T37">Adoration</text:span></text:p>
      <text:p text:style-name="P2"><text:span text:style-name="T25">And He took bread, and when He had given thanks He broke it and gave it to them, saying, "This is My body which is given for you." ... And likewise the cup after supper, saying, "This cup which is poured out for you is the new covenant in My blood."</text:span><text:span text:style-name="T39"><text:line-break/></text:span><text:span text:style-name="T25">(Luke 22:19-20)</text:span><text:span text:style-name="T39"> </text:span></text:p>
      <text:p text:style-name="P2"><text:span text:style-name="T39"/></text:p>
      <text:p text:style-name="P2"><text:span text:style-name="T40">Salve, Regina,</text:span><text:span text:style-name="T39"> mater misericordiae;<text:line-break/>vita, dulcedo et spes nostra, salve.<text:line-break/>Ad te clamamus exsules filii Hevae.<text:line-break/>Ad te suspiramus gementes et flentes<text:line-break/>in hac lacrimarum valle. <text:line-break/>Eia ergo, advocata nostra, <text:line-break/>illos tuos misericordes oculos ad nos converte. <text:line-break/>Et Iesum, benedictum fructum ventris tui, <text:line-break/>nobis post hoc exsilium ostende. <text:line-break/>O clemens, o pia, o dulcis Virgo Maria.</text:span></text:p>
      <text:p text:style-name="P2"><text:span text:style-name="T39"/></text:p>
      <text:p text:style-name="P2"><text:span text:style-name="T40">Hail, holy Queen</text:span><text:span text:style-name="T39">, mother of mercy, our life, our sweetness, and our hope. To thee do we cry, poor banished children of Eve. To thee do we send up our sighs mourning and weeping in this valley of tears. Turn then, most gracious advocate, thine eyes of mercy toward us, and after this our exile show us the blessed fruit of thy womb, Jesus. O clement, O loving, O sweet Virgin Mary.</text:span></text:p>
      <text:p text:style-name="P2"><text:span text:style-name="T39">Pray for us, O Holy Mother of God.</text:span></text:p>
      <text:p text:style-name="P2"><text:span text:style-name="T39"/></text:p>
      <text:p text:style-name="P2"><text:span text:style-name="T39">That we may be made worthy of the promises of Christ.</text:span></text:p>
      <text:p text:style-name="P2"><text:span text:style-name="T39"/></text:p>
      <text:p text:style-name="P3"><text:span text:style-name="T38">Let us pray, </text:span></text:p>
      <text:p text:style-name="P2"><text:span text:style-name="T39"/></text:p>
      <text:p text:style-name="P2"><text:span text:style-name="T40">O God, whose only begotten Son</text:span><text:span text:style-name="T39">, by His life, death, and resurrection, has purchased for us the rewards of eternal salvation. Grant, we beseech Thee, that while meditating on these mysteries of the most holy Rosary of the Blessed Virgin Mary, that we may both imitate what they contain and obtain what they promise, through Christ our Lord. Amen.</text:span></text:p>
      <text:p text:style-name="P2"><text:span text:style-name="T39"/></text:p>
      <text:p text:style-name="P2"><text:span text:style-name="T39">Most Sacred Heart of Jesus, have mercy on us.</text:span></text:p>
      <text:p text:style-name="P2"><text:span text:style-name="T39"/></text:p>
      <text:p text:style-name="P2"><text:span text:style-name="T39">Immaculate Heart of Mary, pray for us.</text:span></text:p>
      <text:p text:style-name="P2"><text:span text:style-name="T39"/></text:p>
      <text:p text:style-name="P2"><text:span text:style-name="T40">St. Michael the Archangel</text:span><text:span text:style-name="T39">, </text:span></text:p>
      <text:p text:style-name="P2"><text:span text:style-name="T39">defend us in battle. </text:span></text:p>
      <text:p text:style-name="P2"><text:span text:style-name="T39">Be our defense against the wickedness and snares of the Devil. </text:span></text:p>
      <text:p text:style-name="P2"><text:span text:style-name="T39">May God rebuke him, we humbly pray, </text:span></text:p>
      <text:p text:style-name="P2"><text:span text:style-name="T39">and do thou, </text:span></text:p>
      <text:p text:style-name="P2"><text:span text:style-name="T39">O Prince of the heavenly hosts, </text:span></text:p>
      <text:p text:style-name="P2"><text:span text:style-name="T39">by the power of God, </text:span></text:p>
      <text:p text:style-name="P2"><text:span text:style-name="T39">thrust into hell Satan, </text:span></text:p>
      <text:p text:style-name="P2"><text:span text:style-name="T39">and all the evil spirits, </text:span></text:p>
      <text:p text:style-name="P2"><text:span text:style-name="T39">who prowl about the world </text:span></text:p>
      <text:p text:style-name="P2"><text:span text:style-name="T39">seeking the ruin of souls. Amen.</text:span></text:p>
      <text:p text:style-name="P2"><text:span text:style-name="T39"/></text:p>
      <text:p text:style-name="P3"><text:span text:style-name="T38">Litany of saints</text:span></text:p>
      <text:p text:style-name="P4"><text:span text:style-name="T38">Our Lady of Guadalupe, pray for us</text:span></text:p>
      <text:p text:style-name="P4"><text:span text:style-name="T38">Our Guardian Angels, pray for us</text:span></text:p>
      <text:p text:style-name="P4"><text:span text:style-name="T38">All God's Holy Angels and Saints</text:span></text:p>
      <text:p text:style-name="P4"><text:span text:style-name="T38"/></text:p>
      <text:p text:style-name="P4"><text:span text:style-name="T40">Saint Joseph</text:span><text:span text:style-name="T38">, father and guardian of virgins, into whose faithful keeping were entrusted Innocency itself, Christ Jesus, and Mary, the Virgin of virgins, I pray and beseech thee through Jesus and Mary, those pledges so dear to thee, to keep me from all uncleanness, and to grant that my mind may be untainted, my heart pure and my body chaste; help me always to serve Jesus and Mary in perfect chastity. Amen.</text:span></text:p>
      <text:p text:style-name="P2"><text:span text:style-name="T39"/></text:p>
      <text:p text:style-name="P6"><text:span text:style-name="T1">Sign of the Cross</text:span></text:p>
      <text:p text:style-name="P6"><text:span text:style-name="T32">In the name of the Father and the Son and the Holy Spir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1" svg:font-family="Arial, Helvetica, sans-serif"/>
    <style:font-face style:name="Mangal1" svg:font-family="Mangal"/>
    <style:font-face style:name="Open Sans" svg:font-family="'Open Sans', sans-serif"/>
    <style:font-face style:name="OpenSymbol" svg:font-family="OpenSymbol"/>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0.4cm" fo:margin-bottom="0.4cm" fo:margin-left="0.4cm" fo:margin-right="0.4cm" style:writing-mode="lr-tb" style:footnote-max-height="0cm">
        <style:columns fo:column-count="4" fo:column-gap="0.399cm">
          <style:column style:rel-width="3619*" fo:start-indent="0cm" fo:end-indent="0.199cm"/>
          <style:column style:rel-width="3733*" fo:start-indent="0.199cm" fo:end-indent="0.199cm"/>
          <style:column style:rel-width="3733*" fo:start-indent="0.199cm" fo:end-indent="0.199cm"/>
          <style:column style:rel-width="3621*" fo:start-indent="0.1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R </meta:initial-creator>
    <meta:creation-date>2021-09-02T00:36:38.09</meta:creation-date>
    <dc:date>2021-09-02T01:56:31.17</dc:date>
    <dc:creator>VR </dc:creator>
    <meta:editing-duration>PT1H19M42S</meta:editing-duration>
    <meta:editing-cycles>34</meta:editing-cycles>
    <meta:generator>OpenOffice/4.1.2$Win32 OpenOffice.org_project/412m3$Build-9782</meta:generator>
    <meta:printed-by>VR </meta:printed-by>
    <meta:print-date>2021-09-02T01:54:36.16</meta:print-date>
    <meta:document-statistic meta:table-count="0" meta:image-count="0" meta:object-count="0" meta:page-count="2" meta:paragraph-count="114" meta:word-count="1624" meta:character-count="8731"/>
  </office:meta>
</office:document-meta>
</file>